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<text:s text:c="4"/>jan</text:p>
          </table:table-cell>
          <table:table-cell office:value-type="string" calcext:value-type="string">
            <text:p><text:s text:c="4"/>feb</text:p>
          </table:table-cell>
          <table:table-cell office:value-type="string" calcext:value-type="string">
            <text:p><text:s text:c="4"/>mar</text:p>
          </table:table-cell>
          <table:table-cell office:value-type="string" calcext:value-type="string">
            <text:p><text:s text:c="4"/>apr</text:p>
          </table:table-cell>
          <table:table-cell office:value-type="string" calcext:value-type="string">
            <text:p><text:s text:c="4"/>may</text:p>
          </table:table-cell>
          <table:table-cell office:value-type="string" calcext:value-type="string">
            <text:p><text:s text:c="4"/>jun</text:p>
          </table:table-cell>
          <table:table-cell office:value-type="string" calcext:value-type="string">
            <text:p><text:s text:c="4"/>jul</text:p>
          </table:table-cell>
          <table:table-cell office:value-type="string" calcext:value-type="string">
            <text:p><text:s text:c="4"/>aug</text:p>
          </table:table-cell>
          <table:table-cell office:value-type="string" calcext:value-type="string">
            <text:p><text:s text:c="4"/>sep</text:p>
          </table:table-cell>
          <table:table-cell office:value-type="string" calcext:value-type="string">
            <text:p><text:s text:c="4"/>oct</text:p>
          </table:table-cell>
          <table:table-cell office:value-type="string" calcext:value-type="string">
            <text:p><text:s text:c="4"/>nov</text:p>
          </table:table-cell>
          <table:table-cell office:value-type="string" calcext:value-type="string">
            <text:p><text:s text:c="4"/>de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4" calcext:value-type="float">
            <text:p>7.4</text:p>
          </table:table-cell>
          <table:table-cell office:value-type="float" office:value="6.7" calcext:value-type="float">
            <text:p>6.7</text:p>
          </table:table-cell>
          <table:table-cell office:value-type="float" office:value="11.9" calcext:value-type="float">
            <text:p>11.9</text:p>
          </table:table-cell>
          <table:table-cell office:value-type="float" office:value="10" calcext:value-type="float">
            <text:p>10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7.5" calcext:value-type="float">
            <text:p>17.5</text:p>
          </table:table-cell>
          <table:table-cell office:value-type="float" office:value="19" calcext:value-type="float">
            <text:p>19</text:p>
          </table:table-cell>
          <table:table-cell office:value-type="float" office:value="15.3" calcext:value-type="float">
            <text:p>15.3</text:p>
          </table:table-cell>
          <table:table-cell office:value-type="float" office:value="11.7" calcext:value-type="float">
            <text:p>11.7</text:p>
          </table:table-cell>
          <table:table-cell office:value-type="float" office:value="8.7" calcext:value-type="float">
            <text:p>8.7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10.2" calcext:value-type="float">
            <text:p>10.2</text:p>
          </table:table-cell>
          <table:table-cell office:value-type="float" office:value="13.4" calcext:value-type="float">
            <text:p>13.4</text:p>
          </table:table-cell>
          <table:table-cell office:value-type="float" office:value="17.2" calcext:value-type="float">
            <text:p>17.2</text:p>
          </table:table-cell>
          <table:table-cell office:value-type="float" office:value="22" calcext:value-type="float">
            <text:p>22</text:p>
          </table:table-cell>
          <table:table-cell office:value-type="float" office:value="19.3" calcext:value-type="float">
            <text:p>19.3</text:p>
          </table:table-cell>
          <table:table-cell office:value-type="float" office:value="16.2" calcext:value-type="float">
            <text:p>16.2</text:p>
          </table:table-cell>
          <table:table-cell office:value-type="float" office:value="14.1" calcext:value-type="float">
            <text:p>14.1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.4" calcext:value-type="float">
            <text:p>7.4</text:p>
          </table:table-cell>
          <table:table-cell office:value-type="float" office:value="7.6" calcext:value-type="float">
            <text:p>7.6</text:p>
          </table:table-cell>
          <table:table-cell office:value-type="float" office:value="10.4" calcext:value-type="float">
            <text:p>10.4</text:p>
          </table:table-cell>
          <table:table-cell office:value-type="float" office:value="13.2" calcext:value-type="float">
            <text:p>13.2</text:p>
          </table:table-cell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.5</text:p>
          </table:table-cell>
          <table:table-cell office:value-type="float" office:value="20.9" calcext:value-type="float">
            <text:p>20.9</text:p>
          </table:table-cell>
          <table:table-cell office:value-type="float" office:value="17.5" calcext:value-type="float">
            <text:p>17.5</text:p>
          </table:table-cell>
          <table:table-cell office:value-type="float" office:value="18.2" calcext:value-type="float">
            <text:p>18.2</text:p>
          </table:table-cell>
          <table:table-cell office:value-type="float" office:value="14.3" calcext:value-type="float">
            <text:p>14.3</text:p>
          </table:table-cell>
          <table:table-cell office:value-type="float" office:value="10.4" calcext:value-type="float">
            <text:p>10.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5" calcext:value-type="float">
            <text:p>6.5</text:p>
          </table:table-cell>
          <table:table-cell office:value-type="float" office:value="6.3" calcext:value-type="float">
            <text:p>6.3</text:p>
          </table:table-cell>
          <table:table-cell office:value-type="float" office:value="8.7" calcext:value-type="float">
            <text:p>8.7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float" office:value="17.2" calcext:value-type="float">
            <text:p>17.2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16" calcext:value-type="float">
            <text:p>16</text:p>
          </table:table-cell>
          <table:table-cell office:value-type="float" office:value="13.6" calcext:value-type="float">
            <text:p>13.6</text:p>
          </table:table-cell>
          <table:table-cell office:value-type="float" office:value="11.4" calcext:value-type="float">
            <text:p>11.4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8.6" calcext:value-type="float">
            <text:p>8.6</text:p>
          </table:table-cell>
          <table:table-cell office:value-type="float" office:value="10.5" calcext:value-type="float">
            <text:p>10.5</text:p>
          </table:table-cell>
          <table:table-cell office:value-type="float" office:value="16.1" calcext:value-type="float">
            <text:p>16.1</text:p>
          </table:table-cell>
          <table:table-cell office:value-type="float" office:value="18.3" calcext:value-type="float">
            <text:p>18.3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.3" calcext:value-type="float">
            <text:p>13.3</text:p>
          </table:table-cell>
          <table:table-cell office:value-type="float" office:value="7.9" calcext:value-type="float">
            <text:p>7.9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10.8" calcext:value-type="float">
            <text:p>10.8</text:p>
          </table:table-cell>
          <table:table-cell office:value-type="float" office:value="11.8" calcext:value-type="float">
            <text:p>11.8</text:p>
          </table:table-cell>
          <table:table-cell office:value-type="float" office:value="16.9" calcext:value-type="float">
            <text:p>16.9</text:p>
          </table:table-cell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.9</text:p>
          </table:table-cell>
          <table:table-cell office:value-type="float" office:value="18" calcext:value-type="float">
            <text:p>18</text:p>
          </table:table-cell>
          <table:table-cell office:value-type="float" office:value="15.7" calcext:value-type="float">
            <text:p>15.7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.2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11.9" calcext:value-type="float">
            <text:p>11.9</text:p>
          </table:table-cell>
          <table:table-cell office:value-type="float" office:value="17.2" calcext:value-type="float">
            <text:p>17.2</text:p>
          </table:table-cell>
          <table:table-cell office:value-type="float" office:value="20.2" calcext:value-type="float">
            <text:p>20.2</text:p>
          </table:table-cell>
          <table:table-cell office:value-type="float" office:value="22.2" calcext:value-type="float">
            <text:p>22.2</text:p>
          </table:table-cell>
          <table:table-cell office:value-type="float" office:value="18.7" calcext:value-type="float">
            <text:p>18.7</text:p>
          </table:table-cell>
          <table:table-cell office:value-type="float" office:value="15.7" calcext:value-type="float">
            <text:p>15.7</text:p>
          </table:table-cell>
          <table:table-cell office:value-type="float" office:value="13" calcext:value-type="float">
            <text:p>13</text:p>
          </table:table-cell>
          <table:table-cell office:value-type="float" office:value="10.1" calcext:value-type="float">
            <text:p>10.1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9.7" calcext:value-type="float">
            <text:p>9.7</text:p>
          </table:table-cell>
          <table:table-cell office:value-type="float" office:value="13.2" calcext:value-type="float">
            <text:p>13.2</text:p>
          </table:table-cell>
          <table:table-cell office:value-type="float" office:value="14.4" calcext:value-type="float">
            <text:p>14.4</text:p>
          </table:table-cell>
          <table:table-cell office:value-type="float" office:value="16.9" calcext:value-type="float">
            <text:p>16.9</text:p>
          </table:table-cell>
          <table:table-cell office:value-type="float" office:value="20.2" calcext:value-type="float">
            <text:p>20.2</text:p>
          </table:table-cell>
          <table:table-cell office:value-type="float" office:value="19.2" calcext:value-type="float">
            <text:p>19.2</text:p>
          </table:table-cell>
          <table:table-cell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.1" calcext:value-type="float">
            <text:p>8.1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float" office:value="18.2" calcext:value-type="float">
            <text:p>18.2</text:p>
          </table:table-cell>
          <table:table-cell office:value-type="float" office:value="17.4" calcext:value-type="float">
            <text:p>17.4</text:p>
          </table:table-cell>
          <table:table-cell office:value-type="float" office:value="19.4" calcext:value-type="float">
            <text:p>19.4</text:p>
          </table:table-cell>
          <table:table-cell office:value-type="float" office:value="16.5" calcext:value-type="float">
            <text:p>16.5</text:p>
          </table:table-cell>
          <table:table-cell office:value-type="float" office:value="12.3" calcext:value-type="float">
            <text:p>12.3</text:p>
          </table:table-cell>
          <table:table-cell office:value-type="float" office:value="10.7" calcext:value-type="float">
            <text:p>10.7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 office:value-type="float" office:value="18.8" calcext:value-type="float">
            <text:p>18.8</text:p>
          </table:table-cell>
          <table:table-cell office:value-type="float" office:value="21.1" calcext:value-type="float">
            <text:p>21.1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.5" calcext:value-type="float">
            <text:p>7.5</text:p>
          </table:table-cell>
          <table:table-cell office:value-type="float" office:value="8.7" calcext:value-type="float">
            <text:p>8.7</text:p>
          </table:table-cell>
          <table:table-cell office:value-type="float" office:value="11.3" calcext:value-type="float">
            <text:p>11.3</text:p>
          </table:table-cell>
          <table:table-cell office:value-type="float" office:value="12.7" calcext:value-type="float">
            <text:p>12.7</text:p>
          </table:table-cell>
          <table:table-cell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.5</text:p>
          </table:table-cell>
          <table:table-cell office:value-type="float" office:value="21.3" calcext:value-type="float">
            <text:p>21.3</text:p>
          </table:table-cell>
          <table:table-cell office:value-type="float" office:value="17.3" calcext:value-type="float">
            <text:p>17.3</text:p>
          </table:table-cell>
          <table:table-cell office:value-type="float" office:value="14.6" calcext:value-type="float">
            <text:p>14.6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7.4" calcext:value-type="float">
            <text:p>7.4</text:p>
          </table:table-cell>
          <table:table-cell office:value-type="float" office:value="8.7" calcext:value-type="float">
            <text:p>8.7</text:p>
          </table:table-cell>
          <table:table-cell office:value-type="float" office:value="8.9" calcext:value-type="float">
            <text:p>8.9</text:p>
          </table:table-cell>
          <table:table-cell office:value-type="float" office:value="12" calcext:value-type="float">
            <text:p>12</text:p>
          </table:table-cell>
          <table:table-cell office:value-type="float" office:value="16.6" calcext:value-type="float">
            <text:p>16.6</text:p>
          </table:table-cell>
          <table:table-cell office:value-type="float" office:value="21.3" calcext:value-type="float">
            <text:p>21.3</text:p>
          </table:table-cell>
          <table:table-cell office:value-type="float" office:value="18.2" calcext:value-type="float">
            <text:p>18.2</text:p>
          </table:table-cell>
          <table:table-cell office:value-type="float" office:value="18.5" calcext:value-type="float">
            <text:p>18.5</text:p>
          </table:table-cell>
          <table:table-cell office:value-type="float" office:value="19.1" calcext:value-type="float">
            <text:p>19.1</text:p>
          </table:table-cell>
          <table:table-cell office:value-type="float" office:value="13.8" calcext:value-type="float">
            <text:p>13.8</text:p>
          </table:table-cell>
          <table:table-cell office:value-type="float" office:value="9.3" calcext:value-type="float">
            <text:p>9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.6" calcext:value-type="float">
            <text:p>6.6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 office:value-type="float" office:value="11.8" calcext:value-type="float">
            <text:p>11.8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8.5" calcext:value-type="float">
            <text:p>18.5</text:p>
          </table:table-cell>
          <table:table-cell office:value-type="float" office:value="18.7" calcext:value-type="float">
            <text:p>18.7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5.6" calcext:value-type="float">
            <text:p>5.6</text:p>
          </table:table-cell>
          <table:table-cell office:value-type="float" office:value="7.3" calcext:value-type="float">
            <text:p>7.3</text:p>
          </table:table-cell>
          <table:table-cell office:value-type="float" office:value="11.4" calcext:value-type="float">
            <text:p>11.4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5:59:56.806211300</meta:creation-date>
    <dc:date>2025-06-16T16:03:59.210713400</dc:date>
    <meta:editing-duration>PT4M3S</meta:editing-duration>
    <meta:editing-cycles>1</meta:editing-cycles>
    <meta:document-statistic meta:table-count="1" meta:cell-count="188" meta:object-count="0"/>
    <meta:generator>LibreOffice/25.2.4.3$Windows_X86_64 LibreOffice_project/33e196637044ead23f5c3226cde09b47731f7e27</meta:generator>
  </office:meta>
</office:document-meta>
</file>